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004a4a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="solid" draw:fill-color="#7da647" draw:fill-gradient-name="Gradient_20_1" draw:fill-hatch-name="Black_20_0_20_Degrees" draw:opacity-name="Transparency_20_1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4a4a" draw:fill-gradient-name="Gradient_20_1" draw:opacity-name="Transparency_20_2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6309" draw:opacity-name="Transparency_20_2" draw:textarea-horizontal-align="justify" draw:textarea-vertical-align="middle" draw:auto-grow-height="false"/>
    </style:style>
    <style:style style:name="gr5" style:family="graphic" style:parent-style-name="standard">
      <style:graphic-properties draw:fill-color="#ff6309" draw:opacity-name="Transparency_20_2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ff3333" draw:opacity-name="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color="#808080" draw:fill="solid" draw:fill-color="#9999ff" draw:opacity="10%" draw:textarea-horizontal-align="justify" draw:textarea-vertical-align="middle" draw:auto-grow-height="false" fo:padding-top="-4.17cm" draw:shadow-opacity="10%"/>
    </style:style>
    <style:style style:name="gr8" style:family="graphic" style:parent-style-name="standard">
      <style:graphic-properties svg:stroke-color="#808080" draw:fill-color="#9999ff" draw:opacity="10%" draw:textarea-horizontal-align="justify" draw:textarea-vertical-align="middle" draw:auto-grow-height="false" fo:padding-top="-4.17cm" draw:shadow-opacity="10%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>
      <style:paragraph-properties fo:text-align="center"/>
      <style:text-properties fo:color="#4b1f6f"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line-height="100%" fo:text-align="start"/>
    </style:style>
    <style:style style:name="P9" style:family="paragraph">
      <style:paragraph-properties fo:line-height="100%" fo:text-align="start"/>
      <style:text-properties fo:color="#000080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4b1f6f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8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26cm" svg:height="2cm" svg:x="2cm" svg:y="1.5cm">
          <text:p text:style-name="P1"><text:span text:style-name="T1">Easy.Reception Flow Graph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3cm" svg:x="2.5cm" svg:y="6cm">
          <text:p text:style-name="P1"><text:span text:style-name="T2">kindex.pi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id="id2" draw:layer="layout" svg:width="2cm" svg:height="3cm" svg:x="7cm" svg:y="6cm">
          <text:p text:style-name="P1"><text:span text:style-name="T3">head.k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5" draw:id="id3" draw:layer="layout" svg:width="6cm" svg:height="3cm" svg:x="2cm" svg:y="11cm">
          <text:p text:style-name="P1"><text:span text:style-name="T4">其它文件</text:span><text:span text:style-name="T4">:</text:span></text:p>
          <text:p text:style-name="P1"><text:span text:style-name="T4">Css,</text:span></text:p>
          <text:p text:style-name="P1"><text:span text:style-name="T4">lib(mootools,mocha,...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3" draw:id="id4" draw:layer="layout" svg:width="3cm" svg:height="3cm" svg:x="8.5cm" svg:y="11cm">
          <text:p text:style-name="P1"><text:span text:style-name="T2">InitMUI.js.pi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3" draw:id="id5" draw:layer="layout" svg:width="2.5cm" svg:height="3cm" svg:x="11cm" svg:y="6cm">
          <text:p text:style-name="P1"><text:span text:style-name="T2">init.js.pi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7" draw:id="id1" draw:layer="layout" svg:width="5cm" svg:height="1.5cm" svg:x="16cm" svg:y="5cm">
          <text:p text:style-name="P6"><text:span text:style-name="T5">Function:</text:span></text:p>
          <text:p text:style-name="P6"><text:span text:style-name="T5">page_loginFor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9" draw:layer="layout" svg:width="6.5cm" svg:height="6.5cm" svg:x="15.5cm" svg:y="4cm">
          <text:p text:style-name="P8"><text:span text:style-name="T6">Layout.k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9" draw:layer="layout" svg:width="15cm" svg:height="7.5cm" svg:x="12.5cm" svg:y="11.5cm">
          <text:p text:style-name="P8"><text:span text:style-name="T6">layoutInit.js.pi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7" draw:id="id6" draw:layer="layout" svg:width="5cm" svg:height="1.5cm" svg:x="13cm" svg:y="13.5cm">
          <text:p text:style-name="P6"><text:span text:style-name="T5">Function:MUI.logi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7" draw:id="id9" draw:layer="layout" svg:width="5cm" svg:height="1.5cm" svg:x="20cm" svg:y="14cm">
          <text:p text:style-name="P6"><text:span text:style-name="T5">Function:menuIni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7" draw:id="id7" draw:layer="layout" svg:width="6.5cm" svg:height="1.5cm" svg:x="20cm" svg:y="12cm">
          <text:p text:style-name="P6"><text:span text:style-name="T5">Function:topNavSwitch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7" draw:id="id8" draw:layer="layout" svg:width="5cm" svg:height="1.5cm" svg:x="20cm" svg:y="16cm">
          <text:p text:style-name="P6"><text:span text:style-name="T5">Function:layoutInit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line draw:style-name="gr9" draw:text-style-name="P1" draw:layer="layout" svg:x1="5cm" svg:y1="7.5cm" svg:x2="7cm" svg:y2="7.5cm">
          <text:p/>
        </draw:line>
        <draw:connector draw:style-name="gr9" draw:text-style-name="P1" draw:layer="layout" svg:x1="13.5cm" svg:y1="7.247cm" svg:x2="16cm" svg:y2="5.75cm" draw:end-shape="id1" svg:d="m13500 7247h1000v-1497h1500">
          <text:p/>
        </draw:connector>
        <draw:connector draw:style-name="gr9" draw:text-style-name="P1" draw:layer="layout" svg:x1="8cm" svg:y1="9cm" svg:x2="5cm" svg:y2="11cm" draw:start-shape="id2" draw:end-shape="id3" draw:end-glue-point="0" svg:d="m8000 9000v1001h-3000v999">
          <text:p/>
        </draw:connector>
        <draw:connector draw:style-name="gr9" draw:text-style-name="P1" draw:layer="layout" svg:x1="8cm" svg:y1="8.823cm" svg:x2="10cm" svg:y2="11cm" draw:start-shape="id2" draw:start-glue-point="6" draw:end-shape="id4" svg:d="m8000 8823v1178h2000v999">
          <text:p/>
        </draw:connector>
        <draw:connector draw:style-name="gr9" draw:text-style-name="P1" draw:layer="layout" svg:x1="8cm" svg:y1="8.823cm" svg:x2="12.25cm" svg:y2="9cm" draw:start-shape="id2" draw:start-glue-point="6" draw:end-shape="id5" draw:end-glue-point="2" svg:d="m8000 8823v679h4250v-502">
          <text:p/>
        </draw:connector>
        <draw:connector draw:style-name="gr9" draw:text-style-name="P1" draw:layer="layout" draw:line-skew="0.999cm" svg:x1="18.5cm" svg:y1="6.5cm" svg:x2="15.5cm" svg:y2="13.5cm" draw:start-shape="id1" draw:end-shape="id6" svg:d="m18500 6500v4500h-3000v2500">
          <text:p/>
        </draw:connector>
        <draw:connector draw:style-name="gr9" draw:text-style-name="P1" draw:layer="layout" svg:x1="18cm" svg:y1="14.25cm" svg:x2="20cm" svg:y2="12.75cm" draw:start-shape="id6" draw:end-shape="id7" svg:d="m18000 14250h1001v-1500h999">
          <text:p/>
        </draw:connector>
        <draw:connector draw:style-name="gr9" draw:text-style-name="P1" draw:layer="layout" svg:x1="18cm" svg:y1="14.25cm" svg:x2="20cm" svg:y2="16.75cm" draw:start-shape="id6" draw:end-shape="id8" svg:d="m18000 14250h1001v2500h999">
          <text:p/>
        </draw:connector>
        <draw:connector draw:style-name="gr9" draw:text-style-name="P1" draw:layer="layout" svg:x1="18cm" svg:y1="14.25cm" svg:x2="20cm" svg:y2="14.75cm" draw:start-shape="id6" draw:start-glue-point="1" draw:end-shape="id9" svg:d="m18000 14250h1001v500h9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opacity draw:name="Transparency_20_1" draw:display-name="Transparency 1" draw:style="linear" draw:start="100%" draw:end="0%" draw:angle="150" draw:border="0%"/>
    <draw:opacity draw:name="Transparency_20_2" draw:display-name="Transparency 2" draw:style="linear" draw:start="100%" draw:end="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oader ZHONG</meta:initial-creator>
    <meta:creation-date>2010-10-18T10:23:52</meta:creation-date>
    <dc:date>2010-10-19T17:07:16</dc:date>
    <dc:creator>Broader ZHONG</dc:creator>
    <meta:editing-duration>PT02H58M29S</meta:editing-duration>
    <meta:editing-cycles>10</meta:editing-cycles>
    <meta:generator>OpenOffice.org/3.2$Linux OpenOffice.org_project/320m19$Build-9505</meta:generator>
    <meta:document-statistic meta:object-count="22"/>
  </office:meta>
</office:document-meta>
</file>